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280000564E0467E5C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age search SQL Injection</text:p>
      <text:p text:style-name="P1"/>
      <text:p text:style-name="P3">EXPLICATIONS</text:p>
      <text:p text:style-name="P1"/>
      <text:p text:style-name="P1">Comme relevé dans la phase d'énumération (voir ENUMERATION – partie 6), une page nous permet de rechercher des images. Aucune vulnérabilité ne semble réellement exploitable sur cette page en tant que telle.</text:p>
      <text:p text:style-name="P1"/>
      <text:p text:style-name="P1">Cependant, en utilisant l'injection SQL de la page <text:span text:style-name="T1">Member</text:span>, on peut leak le contenu de la base de données contenant les images.</text:p>
      <text:p text:style-name="P1"/>
      <text:p text:style-name="P1">On va procéder exactement comme pour <text:span text:style-name="T1">Member_Sql_Injection</text:span> (pour les explications détaillées de l'injection, voir les explications dans ce dossier). Ainsi, on utilise notre script <text:span text:style-name="T1">inject.py</text:span> avec les payloads d'injection SQL UNION :</text:p>
      <text:p text:style-name="P1"/>
      <text:p text:style-name="P1"><draw:frame draw:style-name="fr1" draw:name="images1" text:anchor-type="paragraph" svg:width="16.999cm" svg:height="15.099cm" draw:z-index="0"><draw:image xlink:href="Pictures/20000007000061280000564E0467E5C5.svm" xlink:type="simple" xlink:show="embed" xlink:actuate="onLoad"/></draw:frame></text:p>
      <text:p text:style-name="P1">Comme pour <text:span text:style-name="T1">Member_Sql_Injection</text:span>, on leak les bases de données, puis les colonnes des tables de <text:span text:style-name="T1">Member_images</text:span>, puis le contenu de la table <text:span text:style-name="T1">list_images</text:span>, et enfin le <text:span text:style-name="T1">row 5</text:span>. On voit qu'il faut décoder un MD5, le passer en minuscules, puis calculer son SHA256 pour récupérer le flag.</text:p>
      <text:p text:style-name="P1"/>
      <text:p text:style-name="P1">Décrypter le MD5 peut se faire de plusieurs manières (voir <text:span text:style-name="T1">Crack_Htpasswd_Hash</text:span>) ; on utilise ici <text:soft-page-break/>simplement une rainbow table en ligne. Le MD5 correspond au string <text:span text:style-name="T1">"albatroz" </text:span>; on calcule son hash SHA256, et on obtient le <text:span text:style-name="T1">flag</text:span>.</text:p>
      <text:p text:style-name="P1"/>
      <text:p text:style-name="P1"/>
      <text:p text:style-name="P1"/>
      <text:p text:style-name="P3">RESSOURCES</text:p>
      <text:p text:style-name="P1"/>
      <text:p text:style-name="P1">Le script <text:span text:style-name="T1">inject.py </text:span>ainsi que les payloads utilisés pour reproduire les étapes présentées juste avant.</text:p>
      <text:p text:style-name="P1"/>
      <text:p text:style-name="P1"/>
      <text:p text:style-name="P1"/>
      <text:p text:style-name="P3">MITIGATION</text:p>
      <text:p text:style-name="P1"/>
      <text:p text:style-name="P4"><text:span text:style-name="T2">&gt; </text:span><text:span text:style-name="T3">Implémenter une validation correct de l'input utilisateur en base de données. Utiliser par exemple pour cela des </text:span><text:span text:style-name="T4">prepared SQL statements</text:span><text:span text:style-name="T3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23S</meta:editing-duration>
    <meta:editing-cycles>5</meta:editing-cycles>
    <meta:generator>OpenOffice/4.1.5$Win32 OpenOffice.org_project/415m1$Build-9789</meta:generator>
    <dc:date>2021-11-03T13:06:09.37</dc:date>
    <meta:document-statistic meta:table-count="0" meta:image-count="1" meta:object-count="0" meta:page-count="2" meta:paragraph-count="11" meta:word-count="214" meta:character-count="1366"/>
    <meta:user-defined meta:name="Info 1"/>
    <meta:user-defined meta:name="Info 2"/>
    <meta:user-defined meta:name="Info 3"/>
    <meta:user-defined meta:name="Info 4"/>
  </office:meta>
</office:document-meta>
</file>